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3.919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588cm" fo:break-before="auto" style:use-optimal-row-height="true"/>
    </style:style>
    <style:style style:name="ro5" style:family="table-row">
      <style:table-row-properties style:row-height="1.138cm" fo:break-before="auto" style:use-optimal-row-height="false"/>
    </style:style>
    <style:style style:name="ta1" style:family="table" style:master-page-name="PageStyle_5f_BILAN_20_AZOT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eda10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ec7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style:font-size-asian="12pt" style:font-style-asian="italic" style:font-weight-asian="bold" style:font-name-complex="Liberation Sans1" style:font-size-complex="12pt" style:font-style-complex="italic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fo:background-color="#fec7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6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JM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06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JM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JM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en" fo:country="JM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JM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JM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AN AZOTE" table:style-name="ta1" table:protected="true" table:protection-key="ss8Afz5Mmo/2mpJNyjUqkymAeW8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ilan azoté global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SAU de l'exploitation :</text:p>
          </table:table-cell>
          <table:table-cell table:style-name="ce8">
            <office:annotation draw:style-name="gr1" draw:text-style-name="P2" svg:width="9.684cm" svg:height="0.991cm" svg:x="9.721cm" svg:y="1.032cm" draw:caption-point-x="-0.407cm" draw:caption-point-y="0.274cm">
              <dc:date>2022-05-02T00:00:00</dc:date>
              <text:p text:style-name="P1">Entrer votre SAU qui comprend toutes vos surfaces cultivées et non uniquement vos surfaces fertilisées</text:p>
            </office:annotation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Fertilisant apporté</text:p>
          </table:table-cell>
          <table:table-cell table:style-name="ce3" office:value-type="string" calcext:value-type="string">
            <text:p>Teneur en azote (%)</text:p>
          </table:table-cell>
          <table:table-cell table:style-name="ce3" office:value-type="string" calcext:value-type="string">
            <office:annotation draw:style-name="gr2" draw:text-style-name="P3" svg:width="4.18cm" svg:height="1.781cm" svg:x="13.266cm" svg:y="2.276cm" draw:caption-point-x="-0.089cm" draw:caption-point-y="0.115cm">
              <dc:date>2022-05-02T00:00:00</dc:date>
              <text:p text:style-name="P1">Entrer la quantité en kg et non en tonne (1 tonne = 1000kg)</text:p>
              <text:p text:style-name="P1"/>
            </office:annotation>
            <text:p>Quantité totale de fertilisant apportée (kg)</text:p>
          </table:table-cell>
          <table:table-cell table:style-name="ce12" office:value-type="string" calcext:value-type="string">
            <text:p>Quantité totale d'azote apportée (kg)</text:p>
          </table:table-cell>
          <table:table-cell table:style-name="ce12" office:value-type="string" calcext:value-type="string">
            <text:p>Importation d'azote sur l'exploitation (kg N/ha)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9" table:number-columns-repeated="2"/>
          <table:table-cell table:style-name="ce11" table:formula="of:=[.B6]*[.C6]/100" office:value-type="float" office:value="0" calcext:value-type="float">
            <text:p>0</text:p>
          </table:table-cell>
          <table:table-cell table:style-name="ce11" table:formula="of:=IF([.$B$3]=0;0;[.D6]/[.$B$3]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9" table:number-columns-repeated="2"/>
          <table:table-cell table:style-name="ce11" table:formula="of:=[.B7]*[.C7]/100" office:value-type="float" office:value="0" calcext:value-type="float">
            <text:p>0</text:p>
          </table:table-cell>
          <table:table-cell table:style-name="ce11" table:formula="of:=IF([.$B$3]=0;0;[.D7]/[.$B$3]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9" table:number-columns-repeated="2"/>
          <table:table-cell table:style-name="ce11" table:formula="of:=[.B8]*[.C8]/100" office:value-type="float" office:value="0" calcext:value-type="float">
            <text:p>0</text:p>
          </table:table-cell>
          <table:table-cell table:style-name="ce11" table:formula="of:=IF([.$B$3]=0;0;[.D8]/[.$B$3])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9" table:number-columns-repeated="2"/>
          <table:table-cell table:style-name="ce11" table:formula="of:=[.B9]*[.C9]/100" office:value-type="float" office:value="0" calcext:value-type="float">
            <text:p>0</text:p>
          </table:table-cell>
          <table:table-cell table:style-name="ce11" table:formula="of:=IF([.$B$3]=0;0;[.D9]/[.$B$3]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4" table:number-rows-spanned="1">
            <text:p>Bilan azoté</text:p>
          </table:table-cell>
          <table:covered-table-cell table:number-columns-repeated="3" table:style-name="ce5"/>
          <table:table-cell table:style-name="ce13" table:formula="of:=SUM([.E6:.E9]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Exemple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SAU de l'exploitation :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Fertilisant apporté</text:p>
          </table:table-cell>
          <table:table-cell table:style-name="ce3" office:value-type="string" calcext:value-type="string">
            <text:p>Teneur en azote (%)</text:p>
          </table:table-cell>
          <table:table-cell table:style-name="ce3" office:value-type="string" calcext:value-type="string">
            <text:p>Quantité totale de fertilisant apportée (kg)</text:p>
          </table:table-cell>
          <table:table-cell table:style-name="ce12" office:value-type="string" calcext:value-type="string">
            <text:p>Quantité totale d'azote apportée (kg)</text:p>
          </table:table-cell>
          <table:table-cell table:style-name="ce12" office:value-type="string" calcext:value-type="string">
            <text:p>Importation d'azote sur l'exploitation (kg N/ha)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Engrais 3-2-5+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0" calcext:value-type="float">
            <text:p>8000</text:p>
          </table:table-cell>
          <table:table-cell table:style-name="ce11" table:formula="of:=[.B20]*[.C20]/100" office:value-type="float" office:value="240" calcext:value-type="float">
            <text:p>240</text:p>
          </table:table-cell>
          <table:table-cell table:style-name="ce11" table:formula="of:=[.D20]/[.$B$17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Fumier composté</text:p>
          </table:table-cell>
          <table:table-cell table:style-name="ce11" office:value-type="float" office:value="0.65" calcext:value-type="float">
            <office:annotation draw:style-name="gr3" draw:text-style-name="P3" svg:width="4.022cm" svg:height="2.091cm" svg:x="9.721cm" svg:y="15.372cm" draw:caption-point-x="-0.407cm" draw:caption-point-y="0.275cm">
              <dc:date>2022-05-02T00:00:00</dc:date>
              <text:p text:style-name="P1">En l'absence d'analyse de compost entrer la valeur 0,65</text:p>
              <text:p text:style-name="P1"/>
            </office:annotation>
            <text:p>0.65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table:formula="of:=[.B21]*[.C21]/100" office:value-type="float" office:value="65" calcext:value-type="float">
            <text:p>65</text:p>
          </table:table-cell>
          <table:table-cell table:style-name="ce11" table:formula="of:=[.D21]/[.$B$17]" office:value-type="float" office:value="6.5" calcext:value-type="float">
            <text:p>6.5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1" table:number-columns-repeated="2"/>
          <table:table-cell table:style-name="ce11" table:formula="of:=[.B22]*[.C22]/100" office:value-type="float" office:value="0" calcext:value-type="float">
            <text:p>0</text:p>
          </table:table-cell>
          <table:table-cell table:style-name="ce11" table:formula="of:=[.D22]/[.$B$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1" table:number-columns-repeated="2"/>
          <table:table-cell table:style-name="ce11" table:formula="of:=[.B23]*[.C23]/100" office:value-type="float" office:value="0" calcext:value-type="float">
            <text:p>0</text:p>
          </table:table-cell>
          <table:table-cell table:style-name="ce11" table:formula="of:=[.D23]/[.$B$17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4" table:number-rows-spanned="1">
            <text:p>Bilan azoté</text:p>
          </table:table-cell>
          <table:covered-table-cell table:number-columns-repeated="3" table:style-name="ce5"/>
          <table:table-cell table:style-name="ce13" table:formula="of:=SUM([.E20:.E23])" office:value-type="float" office:value="30.5" calcext:value-type="float">
            <text:p>31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JM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J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J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J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9P0" style:volatile="true">
      <number:text>J$</number:text>
      <number:number number:decimal-places="0" number:min-decimal-places="0" number:min-integer-digits="1" number:grouping="true"/>
    </number:number-style>
    <number:number-style style:name="N109">
      <number:text>-J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J$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J$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J$</number:text>
      <number:number number:decimal-places="2" number:min-decimal-places="2" number:min-integer-digits="1" number:grouping="true"/>
    </number:number-style>
    <number:number-style style:name="N111">
      <number:text>-J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J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J$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J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J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J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7" style:display-name="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8" style:display-name="Resul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ILAN_20_AZOTE" style:display-name="PageStyle_BILAN AZO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E</meta:initial-creator>
    <dc:creator>MARIE</dc:creator>
    <meta:editing-cycles>1</meta:editing-cycles>
    <meta:creation-date>2022-03-21T17:32:27</meta:creation-date>
    <dc:date>2022-04-29T09:24:30</dc:date>
    <meta:editing-duration>P0D</meta:editing-duration>
    <meta:generator>LibreOffice/7.3.3.1$Linux_X86_64 LibreOffice_project/30$Build-1</meta:generator>
    <meta:document-statistic meta:table-count="1" meta:cell-count="41" meta:object-count="0"/>
    <meta:user-defined meta:name="AppVersion">15.0300</meta:user-defined>
  </office:meta>
</office:document-meta>
</file>